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4, 1896</text:p>
      <text:p text:style-name="P5">Month<text:tab/><text:tab/><text:tab/><text:tab/><text:tab/><text:tab/>Sept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. Y. Sept 4. 1896./</text:p>
      <text:p text:style-name="P2">Dear Dr/</text:p>
      <text:p text:style-name="P2"><text:tab/>Your letter was received, and/ in accordance therewith Max Cohen/ Mr Roeder and I hope Dr Mendes, will/ meet Dr D. Mess Joffe &amp; Speaker &amp;c,/ to arrange Schedule of Services--I/ shall attend, and insist on some/ definite action &amp;c--I am sincerely/ sorry that your health is not perfect,/ but hope that with cooler weather/ and more rest, you will speedily/ regain your usual vigor &amp;c. <text:s/>My/ heartfelt prayers shall be directed/ on High, at the approaching Holy/ days, that your useful life may/ be spared and extended for many/ years, for the good and glory of Judaism/</text:p>
      <text:p text:style-name="P2"/>
      <text:p text:style-name="P2">[Page 2]</text:p>
      <text:p text:style-name="P2">and of our beloved Seminary--/ I am glad that David Levine is/ to be with you on Succoth--I/ think he will do us no discredit--/ <text:s/>Ehrenreich &amp; Manuel with my/ consent will officiate at 2 of/ our Prisons on Rosh Hashona/ &amp; Kippur, by request of the/ Prison Association--I enclose/ 5- for Husick &amp; Levy--I <text:soft-page-break/>shall/ impress upon Dr Mendes the great/ necessity--for his frequent attendance/ &amp;c at Seminary during your inability/ to come here &amp;c. <text:s/>I do not yet know/ of his arrival some from Europe, but/ presume he got in to-day latest,/ as he is to be here for the Holidays--/ Again my best wishes for your health/ &amp; hoping soon to see you here, I/ remain Very Sincerely Yours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11:51.90</meta:creation-date>
    <meta:document-statistic meta:table-count="0" meta:image-count="0" meta:object-count="0" meta:page-count="3" meta:paragraph-count="66" meta:word-count="407" meta:character-count="2574"/>
    <dc:date>2012-01-05T15:18:45.81</dc:date>
    <dc:creator>Penn Libraries</dc:creator>
    <meta:editing-duration>PT00H06M53S</meta:editing-duration>
    <meta:editing-cycles>1</meta:editing-cycles>
    <meta:generator>OpenOffice.org/3.2$Win32 OpenOffice.org_project/320m12$Build-9483</meta:generator>
  </office:meta>
</office:document-meta>
</file>